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447" officeooo:paragraph-rsid="0003b447" style:font-weight-asian="bold" style:font-weight-complex="bold"/>
    </style:style>
    <style:style style:name="P2" style:family="paragraph" style:parent-style-name="Standard">
      <style:text-properties fo:font-weight="normal" officeooo:rsid="0003b447" officeooo:paragraph-rsid="0003b447" style:font-weight-asian="normal" style:font-weight-complex="normal"/>
    </style:style>
    <style:style style:name="P3" style:family="paragraph" style:parent-style-name="Standard">
      <style:text-properties fo:font-weight="normal" officeooo:rsid="0006df58" officeooo:paragraph-rsid="0006df58" style:font-weight-asian="normal" style:font-weight-complex="normal"/>
    </style:style>
    <style:style style:name="P4" style:family="paragraph" style:parent-style-name="Standard">
      <style:text-properties fo:font-size="16pt" fo:font-weight="bold" officeooo:rsid="0003b447" officeooo:paragraph-rsid="0003b447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an validation</text:p>
      <text:p text:style-name="P1"/>
      <text:p text:style-name="P1">JEE approach</text:p>
      <text:p text:style-name="P2">1) <text:a xlink:type="simple" xlink:href="https://www.leveluplunch.com/java/tutorials/017-validate-spring-rest-webservice-request/" text:style-name="Internet_20_link" text:visited-style-name="Visited_20_Internet_20_Link">https://www.leveluplunch.com/java/tutorials/017-validate-spring-rest-webservice-request/</text:a></text:p>
      <text:p text:style-name="P2"/>
      <text:p text:style-name="P3">2) <text:span text:style-name="T1">Spring’s validators</text:span></text:p>
      <text:p text:style-name="P3">https://www.baeldung.com/spring-mvc-custom-validat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6T17:44:15.492000000</dc:date>
    <meta:editing-duration>PT2H40M18S</meta:editing-duration>
    <meta:editing-cycles>4</meta:editing-cycles>
    <meta:document-statistic meta:table-count="0" meta:image-count="0" meta:object-count="0" meta:page-count="1" meta:paragraph-count="5" meta:word-count="10" meta:character-count="192" meta:non-whitespace-character-count="187"/>
  </office:meta>
</office:document-meta>
</file>